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236.3pt"/>
    </style:style>
    <style:style style:name="co4" style:family="table-column">
      <style:table-column-properties fo:break-before="auto" style:column-width="6.75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148.56pt"/>
    </style:style>
    <style:style style:name="co7" style:family="table-column">
      <style:table-column-properties fo:break-before="auto" style:column-width="282.9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54.45pt"/>
    </style:style>
    <style:style style:name="co10" style:family="table-column">
      <style:table-column-properties fo:break-before="auto" style:column-width="44.56pt"/>
    </style:style>
    <style:style style:name="co11" style:family="table-column">
      <style:table-column-properties fo:break-before="auto" style:column-width="792.26pt"/>
    </style:style>
    <style:style style:name="co12" style:family="table-column">
      <style:table-column-properties fo:break-before="auto" style:column-width="87.7pt"/>
    </style:style>
    <style:style style:name="co13" style:family="table-column">
      <style:table-column-properties fo:break-before="auto" style:column-width="362.86pt"/>
    </style:style>
    <style:style style:name="co14" style:family="table-column">
      <style:table-column-properties fo:break-before="auto" style:column-width="762.55pt"/>
    </style:style>
    <style:style style:name="co15" style:family="table-column">
      <style:table-column-properties fo:break-before="auto" style:column-width="90.5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ffect-Box_bom_" table:style-name="ta1"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Field9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iovdd_0 C_iovdd_3 C_iovdd_5 C_vdd_1</text:p>
          </table:table-cell>
          <table:table-cell office:value-type="string" calcext:value-type="string">
            <text:p>0.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7 C31 C35 C38 C39 C41 C42 C44 C45 C46 C47 C49 C51 C53 C55 C57 C59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btn_0 C_btn_1 C_btn_2 C_btn_3 C_btn_4 C_btn_5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-dmpro-rescue</text:p>
          </table:table-cell>
          <table:table-cell office:value-type="string" calcext:value-type="string">
            <text:p>C_dec1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_0 C_avdd_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1 C_iovdd1 C_vdd1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disp_1 C_disp_2 C_reset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 C6 C10 C12 C13 C15 C17 C20 C25 C67 C69 C77 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 C9 C14 C64 C6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0 C75 C7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-dmpro-rescue</text:p>
          </table:table-cell>
          <table:table-cell office:value-type="string" calcext:value-type="string">
            <text:p>C_crystal_1 C_crystal_2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1 C61 C66 C6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4 C16 C18 C19 C6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6 C28 C30 C32 C33 C34 C36 C37 C40 C4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2 C73 C74 C79 C8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3 C24 C2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81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rystal_GND24-dmpro-rescue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Crystal_SMD_Abracon_ABM8G-4Pin_3.2x2.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BLM21AG102SN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26642801RP2</text:p>
          </table:table-cell>
          <table:table-cell office:value-type="string" calcext:value-type="string">
            <text:p>J2 J6</text:p>
          </table:table-cell>
          <table:table-cell office:value-type="string" calcext:value-type="string">
            <text:p>26642801RP2</text:p>
          </table:table-cell>
          <table:table-cell office:value-type="string" calcext:value-type="string">
            <text:p>PinHeader_2x14_P2.54mm_Vertic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7 J8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ack_3.5mm_CUI_SJ-3523-SMT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eneric connector, double row, 02x07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PinHeader_2x07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onn_ARM_JTAG_SWD_20-dmpro-rescue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ARM_JTAG_SWD_20</text:p>
          </table:table-cell>
          <table:table-cell office:value-type="string" calcext:value-type="string">
            <text:p>PinHeader_2x10_P2.54mm_Vert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H12A-10S-0.5SH55</text:p>
          </table:table-cell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FH12A-10S-0.5SH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PJ-006A-SMT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J-006A-SMT</text:p>
          </table:table-cell>
          <table:table-cell office:value-type="string" calcext:value-type="string">
            <text:p>CUI_PJ-006A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https://www.cui.com/product/interconnect/connectors/dc-power-connectors/jacks/pj-006a-smt?utm_source=snapeda.com&amp;utm_medium=referral&amp;utm_campaign=snapedaBOM</text:p>
          </table:table-cell>
          <table:table-cell office:value-type="string" calcext:value-type="string">
            <text:p>PJ-006A-SMT-TR</text:p>
          </table:table-cell>
          <table:table-cell office:value-type="string" calcext:value-type="string">
            <text:p>2.0 x 6.3 mm, 2.5 A, Vertical, Surface Mount _SMT_, Dc Power Jack Connector</text:p>
          </table:table-cell>
          <table:table-cell office:value-type="string" calcext:value-type="string">
            <text:p>https://www.digikey.com/product-detail/en/cui-inc/PJ-006A-SMT-TR/CP-006APJCT-ND/669696?utm_source=snapeda&amp;utm_medium=aggregator&amp;utm_campaign=symbol</text:p>
          </table:table-cell>
          <table:table-cell office:value-type="string" calcext:value-type="string">
            <text:p>CP-006APJCT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ower pins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IND_VLS5045EX-4R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_VLS5045EX-4R7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up_0 R_btn_up_1 R_btn_up_2 R_btn_up_3 R_btn_up_4 R_btn_up_5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disp1</text:p>
          </table:table-cell>
          <table:table-cell office:value-type="string" calcext:value-type="string">
            <text:p>10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0 R_btn_1 R_btn_2 R_btn_3 R_btn_4 R_btn_5 R_reset1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6 R18 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4 R8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2 R13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LED_1 R_LED_2</text:p>
          </table:table-cell>
          <table:table-cell office:value-type="string" calcext:value-type="string">
            <text:p>82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SMSMTR</text:p>
          </table:table-cell>
          <table:table-cell office:value-type="string" calcext:value-type="string">
            <text:p>SW0 SW1 SW2 SW3 SW4 SW5 SW6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FSMSMT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EFM32GG942F1024-dmpro-rescue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EFM32GG942F102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INA1651IP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NA1651IPW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M7805SX_NOPB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M7805SX_NOPB</text:p>
          </table:table-cell>
          <table:table-cell office:value-type="string" calcext:value-type="string">
            <text:p>LM7805SX&amp;slash_NOP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PCM3003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CM3003E</text:p>
          </table:table-cell>
          <table:table-cell office:value-type="string" calcext:value-type="string">
            <text:p>SSOP-24_5.3x8.2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25FL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25FL1</text:p>
          </table:table-cell>
          <table:table-cell office:value-type="string" calcext:value-type="string">
            <text:p>SOIC-8_5.275x5.275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iT2024B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iT2024B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29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TPS54294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3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54325</text:p>
          </table:table-cell>
          <table:table-cell office:value-type="string" calcext:value-type="string">
            <text:p>TPS54325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rtix 7 T 100 XC7A100T-FTG256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Xilinx_FTG25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Component Groups: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tted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B Variant: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M Date:</text:p>
          </table:table-cell>
          <table:table-cell/>
          <table:table-cell office:value-type="string" calcext:value-type="string">
            <text:p>ti. 08. okt. 2019 kl. 12.55 +0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Source:</text:p>
          </table:table-cell>
          <table:table-cell/>
          <table:table-cell office:value-type="string" calcext:value-type="string">
            <text:p>/home/hon/Projects/GitHub/DMPRO-Gruppe-B/Effect-Box-PCB/Effect-Box.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Cad Version:</text:p>
          </table:table-cell>
          <table:table-cell/>
          <table:table-cell office:value-type="string" calcext:value-type="string">
            <text:p>Eeschema 5.1.4-e60b266~84~ubuntu19.04.1</text:p>
          </table:table-cell>
          <table:table-cell table:number-columns-repeated="12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5:23:37.281690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06:59:03.544759610</dc:date>
    <meta:editing-duration>PT35M9S</meta:editing-duration>
    <meta:editing-cycles>6</meta:editing-cycles>
    <meta:generator>LibreOffice/6.2.7.1$Linux_X86_64 LibreOffice_project/20$Build-1</meta:generator>
    <meta:document-statistic meta:table-count="1" meta:cell-count="537" meta:object-count="0"/>
  </office:meta>
</office:document-meta>
</file>